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35in"/>
    </style:style>
    <style:style style:name="co2" style:family="table-column">
      <style:table-column-properties fo:break-before="auto" style:column-width="2.925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9417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11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office:value-type="string">
            <text:p>Item Number</text:p>
          </table:table-cell>
          <table:table-cell office:value-type="string">
            <text:p>category</text:p>
          </table:table-cell>
          <table:table-cell office:value-type="string">
            <text:p>name</text:p>
          </table:table-cell>
          <table:table-cell office:value-type="string">
            <text:p>price</text:p>
          </table:table-cell>
          <table:table-cell office:value-type="string">
            <text:p>num_in_stock</text:p>
          </table:table-cell>
          <table:table-cell table:number-columns-repeated="1019"/>
        </table:table-row>
        <table:table-row table:style-name="ro1">
          <table:table-cell office:value-type="float" office:value="1505140001">
            <text:p>1505140001</text:p>
          </table:table-cell>
          <table:table-cell office:value-type="string">
            <text:p>food</text:p>
          </table:table-cell>
          <table:table-cell office:value-type="string">
            <text:p>Datrex 2400 Calorie Food Bar</text:p>
          </table:table-cell>
          <table:table-cell table:style-name="ce1" office:value-type="float" office:value="5.9">
            <text:p>$5.90 </text:p>
          </table:table-cell>
          <table:table-cell office:value-type="float" office:value="173">
            <text:p>173</text:p>
          </table:table-cell>
          <table:table-cell table:number-columns-repeated="1019"/>
        </table:table-row>
        <table:table-row table:style-name="ro1">
          <table:table-cell office:value-type="float" office:value="1505140002">
            <text:p>1505140002</text:p>
          </table:table-cell>
          <table:table-cell office:value-type="string">
            <text:p>food</text:p>
          </table:table-cell>
          <table:table-cell office:value-type="string">
            <text:p>Datrex 3600 Calorie Food Bar</text:p>
          </table:table-cell>
          <table:table-cell table:style-name="ce1" office:value-type="float" office:value="7.94">
            <text:p>$7.94 </text:p>
          </table:table-cell>
          <table:table-cell office:value-type="float" office:value="201">
            <text:p>201</text:p>
          </table:table-cell>
          <table:table-cell table:number-columns-repeated="1019"/>
        </table:table-row>
        <table:table-row table:style-name="ro2">
          <table:table-cell office:value-type="float" office:value="1505140003">
            <text:p>1505140003</text:p>
          </table:table-cell>
          <table:table-cell office:value-type="string">
            <text:p>food</text:p>
          </table:table-cell>
          <table:table-cell office:value-type="string">
            <text:p>Mainstay 1200-Calorie Food Bars - CASE of 30</text:p>
          </table:table-cell>
          <table:table-cell table:style-name="ce1" office:value-type="float" office:value="162.91">
            <text:p>$162.91 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float" office:value="1505140004">
            <text:p>1505140004</text:p>
          </table:table-cell>
          <table:table-cell office:value-type="string">
            <text:p>tools</text:p>
          </table:table-cell>
          <table:table-cell office:value-type="string">
            <text:p>12-in-1 Stainless Steel Swiss-Style Pocket Knife</text:p>
          </table:table-cell>
          <table:table-cell table:style-name="ce1" office:value-type="float" office:value="3.94">
            <text:p>$3.94 </text:p>
          </table:table-cell>
          <table:table-cell office:value-type="float" office:value="87">
            <text:p>87</text:p>
          </table:table-cell>
          <table:table-cell table:number-columns-repeated="1019"/>
        </table:table-row>
        <table:table-row table:style-name="ro1">
          <table:table-cell office:value-type="float" office:value="1505140005">
            <text:p>1505140005</text:p>
          </table:table-cell>
          <table:table-cell office:value-type="string">
            <text:p>food</text:p>
          </table:table-cell>
          <table:table-cell office:value-type="string">
            <text:p>EasyPrep Lasagna - Pouch</text:p>
          </table:table-cell>
          <table:table-cell table:style-name="ce1" office:value-type="float" office:value="9.95">
            <text:p>$9.95 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1">
          <table:table-cell office:value-type="float" office:value="1505140006">
            <text:p>1505140006</text:p>
          </table:table-cell>
          <table:table-cell office:value-type="string">
            <text:p>food</text:p>
          </table:table-cell>
          <table:table-cell office:value-type="string">
            <text:p>Saratoga Farms Freeze Dried Sharp Cheddar Cheese</text:p>
          </table:table-cell>
          <table:table-cell table:style-name="ce1" office:value-type="float" office:value="49.94">
            <text:p>$49.94 </text:p>
          </table:table-cell>
          <table:table-cell office:value-type="float" office:value="190">
            <text:p>190</text:p>
          </table:table-cell>
          <table:table-cell table:number-columns-repeated="1019"/>
        </table:table-row>
        <table:table-row table:style-name="ro2">
          <table:table-cell office:value-type="float" office:value="1505140007">
            <text:p>1505140007</text:p>
          </table:table-cell>
          <table:table-cell office:value-type="string">
            <text:p>first aid and medical</text:p>
          </table:table-cell>
          <table:table-cell office:value-type="string">
            <text:p>IOSAT - Radiation Protection Tablets</text:p>
          </table:table-cell>
          <table:table-cell table:style-name="ce1" office:value-type="float" office:value="20.94">
            <text:p>$20.94 </text:p>
          </table:table-cell>
          <table:table-cell office:value-type="float" office:value="154">
            <text:p>154</text:p>
          </table:table-cell>
          <table:table-cell table:number-columns-repeated="1019"/>
        </table:table-row>
        <table:table-row table:style-name="ro2">
          <table:table-cell office:value-type="float" office:value="1505140008">
            <text:p>1505140008</text:p>
          </table:table-cell>
          <table:table-cell office:value-type="string">
            <text:p>warmth and shelter</text:p>
          </table:table-cell>
          <table:table-cell office:value-type="string">
            <text:p>Insulated Aluminum Coated Tube Tent</text:p>
          </table:table-cell>
          <table:table-cell table:style-name="ce1" office:value-type="float" office:value="21.95">
            <text:p>$21.95 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2">
          <table:table-cell office:value-type="float" office:value="1505140009">
            <text:p>1505140009</text:p>
          </table:table-cell>
          <table:table-cell office:value-type="string">
            <text:p>clothing</text:p>
          </table:table-cell>
          <table:table-cell office:value-type="string">
            <text:p>Emergency Poncho - ADULT</text:p>
          </table:table-cell>
          <table:table-cell table:style-name="ce1" office:value-type="float" office:value="2.05">
            <text:p>$2.05 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office:value-type="float" office:value="1505140010">
            <text:p>1505140010</text:p>
          </table:table-cell>
          <table:table-cell office:value-type="string">
            <text:p>cooking and fuel</text:p>
          </table:table-cell>
          <table:table-cell office:value-type="string">
            <text:p>EasyPrep EasyFire</text:p>
          </table:table-cell>
          <table:table-cell table:style-name="ce1" office:value-type="float" office:value="74.95">
            <text:p>$74.95 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2">
          <table:table-cell office:value-type="float" office:value="1505140011">
            <text:p>1505140011</text:p>
          </table:table-cell>
          <table:table-cell office:value-type="string">
            <text:p>warmth and shelter</text:p>
          </table:table-cell>
          <table:table-cell office:value-type="string">
            <text:p>Wool Blend Survival Blanket - 2 lb</text:p>
          </table:table-cell>
          <table:table-cell table:style-name="ce1" office:value-type="float" office:value="15.94">
            <text:p>$15.94 </text:p>
          </table:table-cell>
          <table:table-cell office:value-type="float" office:value="98">
            <text:p>98</text:p>
          </table:table-cell>
          <table:table-cell table:number-columns-repeated="1019"/>
        </table:table-row>
        <table:table-row table:style-name="ro2">
          <table:table-cell office:value-type="float" office:value="1505140012">
            <text:p>1505140012</text:p>
          </table:table-cell>
          <table:table-cell office:value-type="string">
            <text:p>warmth and shelter</text:p>
          </table:table-cell>
          <table:table-cell office:value-type="string">
            <text:p>Emergency Sleeping Bag</text:p>
          </table:table-cell>
          <table:table-cell table:style-name="ce1" office:value-type="float" office:value="8.94">
            <text:p>$8.94 </text:p>
          </table:table-cell>
          <table:table-cell office:value-type="float" office:value="59">
            <text:p>59</text:p>
          </table:table-cell>
          <table:table-cell table:number-columns-repeated="1019"/>
        </table:table-row>
        <table:table-row table:style-name="ro1">
          <table:table-cell office:value-type="float" office:value="1505140013">
            <text:p>1505140013</text:p>
          </table:table-cell>
          <table:table-cell office:value-type="string">
            <text:p>cooking and fuel</text:p>
          </table:table-cell>
          <table:table-cell office:value-type="string">
            <text:p>UST Sparkie Fire Starter</text:p>
          </table:table-cell>
          <table:table-cell table:style-name="ce1" office:value-type="float" office:value="11.54">
            <text:p>$11.54 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office:value-type="float" office:value="1505140014">
            <text:p>1505140014</text:p>
          </table:table-cell>
          <table:table-cell office:value-type="string">
            <text:p>warmth and shelter</text:p>
          </table:table-cell>
          <table:table-cell office:value-type="string">
            <text:p>Slumberjack Latitude 0�F Sleeping Bag - Regular</text:p>
          </table:table-cell>
          <table:table-cell table:style-name="ce1" office:value-type="float" office:value="74.95">
            <text:p>$74.95 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office:value-type="float" office:value="1505140015">
            <text:p>1505140015</text:p>
          </table:table-cell>
          <table:table-cell office:value-type="string">
            <text:p>cooking and fuel</text:p>
          </table:table-cell>
          <table:table-cell office:value-type="string">
            <text:p>MRE Flameless Heater - CASE of 24</text:p>
          </table:table-cell>
          <table:table-cell table:style-name="ce1" office:value-type="float" office:value="46.8">
            <text:p>$46.80 </text:p>
          </table:table-cell>
          <table:table-cell office:value-type="float" office:value="125">
            <text:p>125</text:p>
          </table:table-cell>
          <table:table-cell table:number-columns-repeated="1019"/>
        </table:table-row>
        <table:table-row table:style-name="ro2">
          <table:table-cell office:value-type="float" office:value="1505140016">
            <text:p>1505140016</text:p>
          </table:table-cell>
          <table:table-cell office:value-type="string">
            <text:p>cooking and fuel</text:p>
          </table:table-cell>
          <table:table-cell office:value-type="string">
            <text:p>Cube Stove</text:p>
          </table:table-cell>
          <table:table-cell table:style-name="ce1" office:value-type="float" office:value="24.99">
            <text:p>$24.99 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1">
          <table:table-cell office:value-type="float" office:value="1505140017">
            <text:p>1505140017</text:p>
          </table:table-cell>
          <table:table-cell office:value-type="string">
            <text:p>cooking and fuel</text:p>
          </table:table-cell>
          <table:table-cell office:value-type="string">
            <text:p>UST WetFire Fire Starting Tinder - 12 pack</text:p>
          </table:table-cell>
          <table:table-cell table:style-name="ce1" office:value-type="float" office:value="15.21">
            <text:p>$15.21 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float" office:value="1505140018">
            <text:p>1505140018</text:p>
          </table:table-cell>
          <table:table-cell office:value-type="string">
            <text:p>tools and supplies</text:p>
          </table:table-cell>
          <table:table-cell office:value-type="string">
            <text:p>Heavy Duty Swing-A-Way Can Opener</text:p>
          </table:table-cell>
          <table:table-cell table:style-name="ce1" office:value-type="float" office:value="12.55">
            <text:p>$12.55 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2">
          <table:table-cell office:value-type="float" office:value="1505140019">
            <text:p>1505140019</text:p>
          </table:table-cell>
          <table:table-cell office:value-type="string">
            <text:p>tools and supplies</text:p>
          </table:table-cell>
          <table:table-cell office:value-type="string">
            <text:p>Compact Folding Shovel</text:p>
          </table:table-cell>
          <table:table-cell table:style-name="ce1" office:value-type="float" office:value="12.86">
            <text:p>$12.86 </text:p>
          </table:table-cell>
          <table:table-cell office:value-type="float" office:value="175">
            <text:p>175</text:p>
          </table:table-cell>
          <table:table-cell table:number-columns-repeated="1019"/>
        </table:table-row>
        <table:table-row table:style-name="ro2">
          <table:table-cell office:value-type="float" office:value="1505140020">
            <text:p>1505140020</text:p>
          </table:table-cell>
          <table:table-cell office:value-type="string">
            <text:p>survival kits</text:p>
          </table:table-cell>
          <table:table-cell office:value-type="string">
            <text:p>Ultimate 72 Hour Kit</text:p>
          </table:table-cell>
          <table:table-cell table:style-name="ce1" office:value-type="float" office:value="99.95">
            <text:p>$99.95 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2">
          <table:table-cell office:value-type="float" office:value="1505140021">
            <text:p>1505140021</text:p>
          </table:table-cell>
          <table:table-cell office:value-type="string">
            <text:p>survival kits</text:p>
          </table:table-cell>
          <table:table-cell office:value-type="string">
            <text:p>Minuteman IV Person Emergency Kit</text:p>
          </table:table-cell>
          <table:table-cell table:style-name="ce1" office:value-type="float" office:value="748.94">
            <text:p>$748.94 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float" office:value="1505140022">
            <text:p>1505140022</text:p>
          </table:table-cell>
          <table:table-cell office:value-type="string">
            <text:p>survival kits</text:p>
          </table:table-cell>
          <table:table-cell office:value-type="string">
            <text:p>Outfitter II Person Wilderness Survival Kit</text:p>
          </table:table-cell>
          <table:table-cell table:style-name="ce1" office:value-type="float" office:value="3176.52">
            <text:p>$3,176.52 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1505140023">
            <text:p>1505140023</text:p>
          </table:table-cell>
          <table:table-cell office:value-type="string">
            <text:p>food</text:p>
          </table:table-cell>
          <table:table-cell office:value-type="string">
            <text:p>MRE Full Meal (3)</text:p>
          </table:table-cell>
          <table:table-cell table:style-name="ce1" office:value-type="float" office:value="31.49">
            <text:p>$31.49 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2">
          <table:table-cell office:value-type="float" office:value="1505140024">
            <text:p>1505140024</text:p>
          </table:table-cell>
          <table:table-cell office:value-type="string">
            <text:p>first aid and medical</text:p>
          </table:table-cell>
          <table:table-cell office:value-type="string">
            <text:p>N95 Vented Particulate Respirator - CASE of 10</text:p>
          </table:table-cell>
          <table:table-cell table:style-name="ce1" office:value-type="float" office:value="36.21">
            <text:p>$36.21 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2">
          <table:table-cell office:value-type="float" office:value="1505140025">
            <text:p>1505140025</text:p>
          </table:table-cell>
          <table:table-cell office:value-type="string">
            <text:p>first aid and medical</text:p>
          </table:table-cell>
          <table:table-cell office:value-type="string">
            <text:p>299-Piece First-Aid Kit - SOFT CASE</text:p>
          </table:table-cell>
          <table:table-cell table:style-name="ce1" office:value-type="float" office:value="25.15">
            <text:p>$25.15 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2">
          <table:table-cell office:value-type="float" office:value="1505140026">
            <text:p>1505140026</text:p>
          </table:table-cell>
          <table:table-cell office:value-type="string">
            <text:p>tools and supplies</text:p>
          </table:table-cell>
          <table:table-cell office:value-type="string">
            <text:p>11" Hunting Knife with Fire Starter</text:p>
          </table:table-cell>
          <table:table-cell table:style-name="ce1" office:value-type="float" office:value="12.95">
            <text:p>$12.95 </text:p>
          </table:table-cell>
          <table:table-cell office:value-type="float" office:value="143">
            <text:p>143</text:p>
          </table:table-cell>
          <table:table-cell table:number-columns-repeated="1019"/>
        </table:table-row>
        <table:table-row table:style-name="ro1">
          <table:table-cell office:value-type="float" office:value="1505140027">
            <text:p>1505140027</text:p>
          </table:table-cell>
          <table:table-cell office:value-type="string">
            <text:p>tools and supplies</text:p>
          </table:table-cell>
          <table:table-cell office:value-type="string">
            <text:p>Multi-Functional Camping Tool 7-in-1</text:p>
          </table:table-cell>
          <table:table-cell table:style-name="ce1" office:value-type="float" office:value="6.99">
            <text:p>$6.99 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1505140028">
            <text:p>1505140028</text:p>
          </table:table-cell>
          <table:table-cell office:value-type="string">
            <text:p>tools and supplies</text:p>
          </table:table-cell>
          <table:table-cell office:value-type="string">
            <text:p>Black 550 Paracord - 100 Ft</text:p>
          </table:table-cell>
          <table:table-cell table:style-name="ce1" office:value-type="float" office:value="11.44">
            <text:p>$11.44 </text:p>
          </table:table-cell>
          <table:table-cell office:value-type="float" office:value="56">
            <text:p>56</text:p>
          </table:table-cell>
          <table:table-cell table:number-columns-repeated="1019"/>
        </table:table-row>
        <table:table-row table:style-name="ro1">
          <table:table-cell office:value-type="float" office:value="1505140029">
            <text:p>1505140029</text:p>
          </table:table-cell>
          <table:table-cell office:value-type="string">
            <text:p>first aid and medical</text:p>
          </table:table-cell>
          <table:table-cell office:value-type="string">
            <text:p>Deluxe First Responder First Aid Kit - SOFT CASE</text:p>
          </table:table-cell>
          <table:table-cell table:style-name="ce1" office:value-type="float" office:value="164.31">
            <text:p>$164.31 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1505140030">
            <text:p>1505140030</text:p>
          </table:table-cell>
          <table:table-cell office:value-type="string">
            <text:p>first aid and medical</text:p>
          </table:table-cell>
          <table:table-cell office:value-type="string">
            <text:p>Ultimate First Responder Burn Pack</text:p>
          </table:table-cell>
          <table:table-cell table:style-name="ce1" office:value-type="float" office:value="16.26">
            <text:p>$16.26 </text:p>
          </table:table-cell>
          <table:table-cell office:value-type="float" office:value="67">
            <text:p>67</text:p>
          </table:table-cell>
          <table:table-cell table:number-columns-repeated="1019"/>
        </table:table-row>
        <table:table-row table:style-name="ro1">
          <table:table-cell office:value-type="float" office:value="1505140031">
            <text:p>1505140031</text:p>
          </table:table-cell>
          <table:table-cell office:value-type="string">
            <text:p>sanitation and hygiene</text:p>
          </table:table-cell>
          <table:table-cell office:value-type="string">
            <text:p>Flushable Loo 400 Toilet</text:p>
          </table:table-cell>
          <table:table-cell office:value-type="float" office:value="112.3">
            <text:p>112.3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2">
          <table:table-cell office:value-type="float" office:value="1505140032">
            <text:p>1505140032</text:p>
          </table:table-cell>
          <table:table-cell office:value-type="string">
            <text:p>sanitation and hygiene</text:p>
          </table:table-cell>
          <table:table-cell office:value-type="string">
            <text:p>Portable Potty Lid</text:p>
          </table:table-cell>
          <table:table-cell office:value-type="float" office:value="19.94">
            <text:p>19.94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2">
          <table:table-cell office:value-type="float" office:value="1505140033">
            <text:p>1505140033</text:p>
          </table:table-cell>
          <table:table-cell office:value-type="string">
            <text:p>emergency power</text:p>
          </table:table-cell>
          <table:table-cell office:value-type="string">
            <text:p>Goal Zero Yeti 400 Solar Generator</text:p>
          </table:table-cell>
          <table:table-cell office:value-type="float" office:value="499.94">
            <text:p>499.94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2">
          <table:table-cell office:value-type="float" office:value="1505140034">
            <text:p>1505140034</text:p>
          </table:table-cell>
          <table:table-cell office:value-type="string">
            <text:p>emergency power</text:p>
          </table:table-cell>
          <table:table-cell office:value-type="string">
            <text:p>Boulder 30 Solar Panel</text:p>
          </table:table-cell>
          <table:table-cell office:value-type="float" office:value="239.94">
            <text:p>239.94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1505140035">
            <text:p>1505140035</text:p>
          </table:table-cell>
          <table:table-cell office:value-type="string">
            <text:p>emergency power</text:p>
          </table:table-cell>
          <table:table-cell office:value-type="string">
            <text:p>Goal Zero Switch 8 Recharger</text:p>
          </table:table-cell>
          <table:table-cell table:style-name="ce1" office:value-type="float" office:value="49.94">
            <text:p>$49.94 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1505140036">
            <text:p>1505140036</text:p>
          </table:table-cell>
          <table:table-cell office:value-type="string">
            <text:p>first aid and medical</text:p>
          </table:table-cell>
          <table:table-cell office:value-type="string">
            <text:p>Ambu Res-cue CPR Mask Kit</text:p>
          </table:table-cell>
          <table:table-cell table:style-name="ce1" office:value-type="float" office:value="24.94">
            <text:p>$24.94 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2">
          <table:table-cell office:value-type="float" office:value="1505140037">
            <text:p>1505140037</text:p>
          </table:table-cell>
          <table:table-cell office:value-type="string">
            <text:p>first aid and medical</text:p>
          </table:table-cell>
          <table:table-cell office:value-type="string">
            <text:p>Dust Masks - PACK of 5</text:p>
          </table:table-cell>
          <table:table-cell table:style-name="ce1" office:value-type="float" office:value="1.99">
            <text:p>$1.99 </text:p>
          </table:table-cell>
          <table:table-cell office:value-type="float" office:value="189">
            <text:p>189</text:p>
          </table:table-cell>
          <table:table-cell table:number-columns-repeated="1019"/>
        </table:table-row>
        <table:table-row table:style-name="ro2">
          <table:table-cell office:value-type="float" office:value="1505140038">
            <text:p>1505140038</text:p>
          </table:table-cell>
          <table:table-cell office:value-type="string">
            <text:p>light and communication</text:p>
          </table:table-cell>
          <table:table-cell office:value-type="string">
            <text:p>Dynamo Solar Powered Survival Radio</text:p>
          </table:table-cell>
          <table:table-cell table:style-name="ce1" office:value-type="float" office:value="79.94">
            <text:p>$79.94 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1505140039">
            <text:p>1505140039</text:p>
          </table:table-cell>
          <table:table-cell office:value-type="string">
            <text:p>light and communication</text:p>
          </table:table-cell>
          <table:table-cell office:value-type="string">
            <text:p>100-Hour ReadyCandle</text:p>
          </table:table-cell>
          <table:table-cell table:style-name="ce1" office:value-type="float" office:value="10.99">
            <text:p>$10.99 </text:p>
          </table:table-cell>
          <table:table-cell office:value-type="float" office:value="58">
            <text:p>58</text:p>
          </table:table-cell>
          <table:table-cell table:number-columns-repeated="1019"/>
        </table:table-row>
        <table:table-row table:style-name="ro2">
          <table:table-cell office:value-type="float" office:value="1505140040">
            <text:p>1505140040</text:p>
          </table:table-cell>
          <table:table-cell office:value-type="string">
            <text:p>sanitation and hygiene</text:p>
          </table:table-cell>
          <table:table-cell office:value-type="string">
            <text:p>Portable Potty Chemicals</text:p>
          </table:table-cell>
          <table:table-cell table:style-name="ce1" office:value-type="float" office:value="2.05">
            <text:p>$2.05 </text:p>
          </table:table-cell>
          <table:table-cell office:value-type="float" office:value="234">
            <text:p>234</text:p>
          </table:table-cell>
          <table:table-cell table:number-columns-repeated="1019"/>
        </table:table-row>
        <table:table-row table:style-name="ro2">
          <table:table-cell office:value-type="float" office:value="1505140041">
            <text:p>1505140041</text:p>
          </table:table-cell>
          <table:table-cell office:value-type="string">
            <text:p>sanitation and hygiene</text:p>
          </table:table-cell>
          <table:table-cell office:value-type="string">
            <text:p>Solar Heating Shower</text:p>
          </table:table-cell>
          <table:table-cell table:style-name="ce1" office:value-type="float" office:value="14.45">
            <text:p>$14.45 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2">
          <table:table-cell office:value-type="float" office:value="1505140042">
            <text:p>1505140042</text:p>
          </table:table-cell>
          <table:table-cell office:value-type="string">
            <text:p>light and communication</text:p>
          </table:table-cell>
          <table:table-cell office:value-type="string">
            <text:p>Dynamo Radio with LED Flashlight &amp; Cell Phone Charger</text:p>
          </table:table-cell>
          <table:table-cell table:style-name="ce1" office:value-type="float" office:value="22.95">
            <text:p>$22.95 </text:p>
          </table:table-cell>
          <table:table-cell office:value-type="float" office:value="87">
            <text:p>87</text:p>
          </table:table-cell>
          <table:table-cell table:number-columns-repeated="1019"/>
        </table:table-row>
        <table:table-row table:style-name="ro2">
          <table:table-cell office:value-type="float" office:value="1505140043">
            <text:p>1505140043</text:p>
          </table:table-cell>
          <table:table-cell office:value-type="string">
            <text:p>light and communication</text:p>
          </table:table-cell>
          <table:table-cell office:value-type="string">
            <text:p>12-Hour Light Stick | 20 Pack</text:p>
          </table:table-cell>
          <table:table-cell table:style-name="ce1" office:value-type="float" office:value="40.95">
            <text:p>$40.95 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float" office:value="1505140044">
            <text:p>1505140044</text:p>
          </table:table-cell>
          <table:table-cell office:value-type="string">
            <text:p>light and communication</text:p>
          </table:table-cell>
          <table:table-cell office:value-type="string">
            <text:p>LED Tactical Flashlight - 80 Lumen</text:p>
          </table:table-cell>
          <table:table-cell table:style-name="ce1" office:value-type="float" office:value="29.35">
            <text:p>$29.35 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2">
          <table:table-cell office:value-type="float" office:value="1505140045">
            <text:p>1505140045</text:p>
          </table:table-cell>
          <table:table-cell office:value-type="string">
            <text:p>backpacks</text:p>
          </table:table-cell>
          <table:table-cell office:value-type="string">
            <text:p>BASIC Backpack</text:p>
          </table:table-cell>
          <table:table-cell table:style-name="ce1" office:value-type="float" office:value="19.95">
            <text:p>$19.95 </text:p>
          </table:table-cell>
          <table:table-cell office:value-type="float" office:value="154">
            <text:p>154</text:p>
          </table:table-cell>
          <table:table-cell table:number-columns-repeated="1019"/>
        </table:table-row>
        <table:table-row table:style-name="ro2">
          <table:table-cell office:value-type="float" office:value="1505140046">
            <text:p>1505140046</text:p>
          </table:table-cell>
          <table:table-cell office:value-type="string">
            <text:p>backpacks</text:p>
          </table:table-cell>
          <table:table-cell office:value-type="string">
            <text:p>ULTIMATE Backpack</text:p>
          </table:table-cell>
          <table:table-cell table:style-name="ce1" office:value-type="float" office:value="51.96">
            <text:p>$51.96 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float" office:value="1505140047">
            <text:p>1505140047</text:p>
          </table:table-cell>
          <table:table-cell office:value-type="string">
            <text:p>backpacks</text:p>
          </table:table-cell>
          <table:table-cell office:value-type="string">
            <text:p>Kelty Redstart 28 Backpack - Black</text:p>
          </table:table-cell>
          <table:table-cell table:style-name="ce1" office:value-type="float" office:value="69.95">
            <text:p>$69.95 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1505140048">
            <text:p>1505140048</text:p>
          </table:table-cell>
          <table:table-cell office:value-type="string">
            <text:p>backpacks</text:p>
          </table:table-cell>
          <table:table-cell office:value-type="string">
            <text:p>Jetflow Tomahawk Hydration Pack</text:p>
          </table:table-cell>
          <table:table-cell table:style-name="ce1" office:value-type="float" office:value="37.45">
            <text:p>$37.45 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float" office:value="1505140049">
            <text:p>1505140049</text:p>
          </table:table-cell>
          <table:table-cell office:value-type="string">
            <text:p>tools and supplies</text:p>
          </table:table-cell>
          <table:table-cell office:value-type="string">
            <text:p>Bung Wrench</text:p>
          </table:table-cell>
          <table:table-cell table:style-name="ce1" office:value-type="float" office:value="8.9">
            <text:p>$8.90 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2">
          <table:table-cell office:value-type="float" office:value="1505140050">
            <text:p>1505140050</text:p>
          </table:table-cell>
          <table:table-cell office:value-type="string">
            <text:p>tools and supplies</text:p>
          </table:table-cell>
          <table:table-cell office:value-type="string">
            <text:p>Tow Rope</text:p>
          </table:table-cell>
          <table:table-cell table:style-name="ce1" office:value-type="float" office:value="20.95">
            <text:p>$20.95 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date-style style:name="N8121" number:language="en" number:country="US">
      <number:day/>
      <number:text>-</number:text>
      <number:month number:textual="true"/>
    </number:date-style>
    <number:date-style style:name="N8122" number:language="en" number:country="US">
      <number:month number:textual="true"/>
      <number:text>-</number:text>
      <number:year/>
    </number:date-style>
    <number:time-style style:name="N8123" number:language="en" number:country="US">
      <number:hours/>
      <number:text>:</number:text>
      <number:minute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</number:time-style>
    <number:time-style style:name="N8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2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2P2" style:volatile="true" number:language="en" number:country="US">
      <number:text> - </number:text>
    </number:number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currency-style style:name="N8133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3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3P2" style:volatile="true" number:language="en" number:country="US">
      <number:text> </number:text>
      <number:currency-symbol/>
      <number:text>- </number:text>
    </number:currency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number:currency-style style:name="N8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10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4T10:26:59.50</dc:date>
    <dc:creator>Sarah </dc:creator>
    <meta:document-statistic meta:table-count="1" meta:cell-count="255" meta:object-count="0"/>
    <meta:generator>OpenOffice/4.1.1$Win32 OpenOffice.org_project/411m6$Build-9775</meta:generator>
  </office:meta>
</office:document-meta>
</file>